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male Mean Formant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female_f1</text:p>
          </table:table-cell>
          <table:table-cell office:value-type="string" calcext:value-type="string">
            <text:p>female_f2</text:p>
          </table:table-cell>
          <table:table-cell office:value-type="string" calcext:value-type="string">
            <text:p>female_f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5.307048486282" calcext:value-type="float">
            <text:p>305.307048486282</text:p>
          </table:table-cell>
          <table:table-cell office:value-type="float" office:value="2745.71428571429" calcext:value-type="float">
            <text:p>2745.71428571429</text:p>
          </table:table-cell>
          <table:table-cell office:value-type="float" office:value="3659.89160526654" calcext:value-type="float">
            <text:p>3659.891605266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8.215037561142" calcext:value-type="float">
            <text:p>468.215037561142</text:p>
          </table:table-cell>
          <table:table-cell office:value-type="float" office:value="2481.87730269133" calcext:value-type="float">
            <text:p>2481.87730269133</text:p>
          </table:table-cell>
          <table:table-cell office:value-type="float" office:value="2955.81032907603" calcext:value-type="float">
            <text:p>2955.810329076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3.49783620258" calcext:value-type="float">
            <text:p>713.49783620258</text:p>
          </table:table-cell>
          <table:table-cell office:value-type="float" office:value="2047.12465117296" calcext:value-type="float">
            <text:p>2047.12465117296</text:p>
          </table:table-cell>
          <table:table-cell office:value-type="float" office:value="2773.57142857143" calcext:value-type="float">
            <text:p>2773.571428571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3.535794755544" calcext:value-type="float">
            <text:p>953.535794755544</text:p>
          </table:table-cell>
          <table:table-cell office:value-type="float" office:value="1611.73283272596" calcext:value-type="float">
            <text:p>1611.73283272596</text:p>
          </table:table-cell>
          <table:table-cell office:value-type="float" office:value="2684.71166292973" calcext:value-type="float">
            <text:p>2684.711662929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4.485888239584" calcext:value-type="float">
            <text:p>774.485888239584</text:p>
          </table:table-cell>
          <table:table-cell office:value-type="float" office:value="1088.10867946679" calcext:value-type="float">
            <text:p>1088.10867946679</text:p>
          </table:table-cell>
          <table:table-cell office:value-type="float" office:value="3011.0335126857" calcext:value-type="float">
            <text:p>3011.03351268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6.037881100807" calcext:value-type="float">
            <text:p>576.037881100807</text:p>
          </table:table-cell>
          <table:table-cell office:value-type="float" office:value="945.542618820493" calcext:value-type="float">
            <text:p>945.542618820493</text:p>
          </table:table-cell>
          <table:table-cell office:value-type="float" office:value="2863.33333333333" calcext:value-type="float">
            <text:p>2863.3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8.789828363617" calcext:value-type="float">
            <text:p>398.789828363617</text:p>
          </table:table-cell>
          <table:table-cell office:value-type="float" office:value="778.618777358209" calcext:value-type="float">
            <text:p>778.618777358209</text:p>
          </table:table-cell>
          <table:table-cell office:value-type="float" office:value="2767.68055525356" calcext:value-type="float">
            <text:p>2767.680555253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.38544072005" calcext:value-type="float">
            <text:p>300.38544072005</text:p>
          </table:table-cell>
          <table:table-cell office:value-type="float" office:value="672.221293428478" calcext:value-type="float">
            <text:p>672.221293428478</text:p>
          </table:table-cell>
          <table:table-cell office:value-type="float" office:value="2397.36155344218" calcext:value-type="float">
            <text:p>2397.361553442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1.061607130618" calcext:value-type="float">
            <text:p>351.061607130618</text:p>
          </table:table-cell>
          <table:table-cell office:value-type="float" office:value="2343.72825973609" calcext:value-type="float">
            <text:p>2343.72825973609</text:p>
          </table:table-cell>
          <table:table-cell office:value-type="float" office:value="2736.20696529129" calcext:value-type="float">
            <text:p>2736.206965291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9.041302789798" calcext:value-type="float">
            <text:p>429.041302789798</text:p>
          </table:table-cell>
          <table:table-cell office:value-type="float" office:value="2016.76285467465" calcext:value-type="float">
            <text:p>2016.76285467465</text:p>
          </table:table-cell>
          <table:table-cell office:value-type="float" office:value="2713.90937053227" calcext:value-type="float">
            <text:p>2713.909370532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5.15600682687" calcext:value-type="float">
            <text:p>565.15600682687</text:p>
          </table:table-cell>
          <table:table-cell office:value-type="float" office:value="1792.28848176336" calcext:value-type="float">
            <text:p>1792.28848176336</text:p>
          </table:table-cell>
          <table:table-cell office:value-type="float" office:value="2758.37548265808" calcext:value-type="float">
            <text:p>2758.375482658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3.007486328362" calcext:value-type="float">
            <text:p>693.007486328362</text:p>
          </table:table-cell>
          <table:table-cell office:value-type="float" office:value="1573.96236332268" calcext:value-type="float">
            <text:p>1573.96236332268</text:p>
          </table:table-cell>
          <table:table-cell office:value-type="float" office:value="2724.85740094419" calcext:value-type="float">
            <text:p>2724.857400944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7.817625709912" calcext:value-type="float">
            <text:p>617.817625709912</text:p>
          </table:table-cell>
          <table:table-cell office:value-type="float" office:value="890" calcext:value-type="float">
            <text:p>890</text:p>
          </table:table-cell>
          <table:table-cell office:value-type="float" office:value="2893.90523645065" calcext:value-type="float">
            <text:p>2893.905236450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6.613453813388" calcext:value-type="float">
            <text:p>776.613453813388</text:p>
          </table:table-cell>
          <table:table-cell office:value-type="float" office:value="1217.00610311593" calcext:value-type="float">
            <text:p>1217.00610311593</text:p>
          </table:table-cell>
          <table:table-cell office:value-type="float" office:value="2929.9118387741" calcext:value-type="float">
            <text:p>2929.91183877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0.543160709885" calcext:value-type="float">
            <text:p>540.543160709885</text:p>
          </table:table-cell>
          <table:table-cell office:value-type="float" office:value="1283.23655821778" calcext:value-type="float">
            <text:p>1283.23655821778</text:p>
          </table:table-cell>
          <table:table-cell office:value-type="float" office:value="2801.24399657696" calcext:value-type="float">
            <text:p>2801.243996576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6.62243198364" calcext:value-type="float">
            <text:p>396.62243198364</text:p>
          </table:table-cell>
          <table:table-cell office:value-type="float" office:value="1532.90108739372" calcext:value-type="float">
            <text:p>1532.90108739372</text:p>
          </table:table-cell>
          <table:table-cell office:value-type="float" office:value="2724.37663588367" calcext:value-type="float">
            <text:p>2724.376635883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3.264354560782" calcext:value-type="float">
            <text:p>373.264354560782</text:p>
          </table:table-cell>
          <table:table-cell office:value-type="float" office:value="2056.09427329935" calcext:value-type="float">
            <text:p>2056.09427329935</text:p>
          </table:table-cell>
          <table:table-cell office:value-type="float" office:value="2718.40426295469" calcext:value-type="float">
            <text:p>2718.404262954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6.134630259496" calcext:value-type="float">
            <text:p>376.134630259496</text:p>
          </table:table-cell>
          <table:table-cell office:value-type="float" office:value="1887.6989826404" calcext:value-type="float">
            <text:p>1887.6989826404</text:p>
          </table:table-cell>
          <table:table-cell office:value-type="float" office:value="2560.22082825759" calcext:value-type="float">
            <text:p>2560.220828257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6.796116595605" calcext:value-type="float">
            <text:p>446.796116595605</text:p>
          </table:table-cell>
          <table:table-cell office:value-type="float" office:value="2448.78607548443" calcext:value-type="float">
            <text:p>2448.78607548443</text:p>
          </table:table-cell>
          <table:table-cell office:value-type="float" office:value="3003.73287488263" calcext:value-type="float">
            <text:p>3003.732874882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9.185937548512" calcext:value-type="float">
            <text:p>449.185937548512</text:p>
          </table:table-cell>
          <table:table-cell office:value-type="float" office:value="1972.5" calcext:value-type="float">
            <text:p>1972.5</text:p>
          </table:table-cell>
          <table:table-cell office:value-type="float" office:value="2673.84960362213" calcext:value-type="float">
            <text:p>2673.849603622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7.482983510751" calcext:value-type="float">
            <text:p>447.482983510751</text:p>
          </table:table-cell>
          <table:table-cell office:value-type="float" office:value="931.363657752234" calcext:value-type="float">
            <text:p>931.363657752234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9.53627915738" calcext:value-type="float">
            <text:p>449.53627915738</text:p>
          </table:table-cell>
          <table:table-cell office:value-type="float" office:value="1542.16137703428" calcext:value-type="float">
            <text:p>1542.16137703428</text:p>
          </table:table-cell>
          <table:table-cell office:value-type="float" office:value="2670.26471098783" calcext:value-type="float">
            <text:p>2670.264710987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3.818863245492" calcext:value-type="float">
            <text:p>473.818863245492</text:p>
          </table:table-cell>
          <table:table-cell office:value-type="float" office:value="1481.39346351406" calcext:value-type="float">
            <text:p>1481.39346351406</text:p>
          </table:table-cell>
          <table:table-cell office:value-type="float" office:value="2623.78102366838" calcext:value-type="float">
            <text:p>2623.781023668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47.660922288983" calcext:value-type="float">
            <text:p>647.660922288983</text:p>
          </table:table-cell>
          <table:table-cell office:value-type="float" office:value="1499.83051685239" calcext:value-type="float">
            <text:p>1499.83051685239</text:p>
          </table:table-cell>
          <table:table-cell office:value-type="float" office:value="2707.42100191085" calcext:value-type="float">
            <text:p>2707.421001910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78.247813559458" calcext:value-type="float">
            <text:p>678.247813559458</text:p>
          </table:table-cell>
          <table:table-cell office:value-type="float" office:value="1457.5" calcext:value-type="float">
            <text:p>1457.5</text:p>
          </table:table-cell>
          <table:table-cell office:value-type="float" office:value="2748.88932543221" calcext:value-type="float">
            <text:p>2748.889325432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5.837356930642" calcext:value-type="float">
            <text:p>635.837356930642</text:p>
          </table:table-cell>
          <table:table-cell office:value-type="float" office:value="1357.72524600282" calcext:value-type="float">
            <text:p>1357.72524600282</text:p>
          </table:table-cell>
          <table:table-cell office:value-type="float" office:value="2690.34309818617" calcext:value-type="float">
            <text:p>2690.343098186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30.724235053351" calcext:value-type="float">
            <text:p>930.724235053351</text:p>
          </table:table-cell>
          <table:table-cell office:value-type="float" office:value="1812.33730034265" calcext:value-type="float">
            <text:p>1812.33730034265</text:p>
          </table:table-cell>
          <table:table-cell office:value-type="float" office:value="2775.32080282354" calcext:value-type="float">
            <text:p>2775.320802823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21.686726588174" calcext:value-type="float">
            <text:p>821.686726588174</text:p>
          </table:table-cell>
          <table:table-cell office:value-type="float" office:value="1399.72986721468" calcext:value-type="float">
            <text:p>1399.72986721468</text:p>
          </table:table-cell>
          <table:table-cell office:value-type="float" office:value="2686.32249725419" calcext:value-type="float">
            <text:p>2686.322497254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16" meta:object-count="0"/>
    <meta:generator>LibreOffice/24.2.6.2$Linux_X86_64 LibreOffice_project/420$Build-2</meta:generator>
  </office:meta>
</office:document-meta>
</file>